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5in" table:align="center" style:shadow="none"/>
    </style:style>
    <style:style style:name="Evaluations.A" style:family="table-column">
      <style:table-column-properties style:column-width="0.7465in"/>
    </style:style>
    <style:style style:name="Evaluations.B" style:family="table-column">
      <style:table-column-properties style:column-width="1.4104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G" style:family="table-column">
      <style:table-column-properties style:column-width="1.3382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5" style:family="table-cell">
      <style:table-cell-properties style:vertical-align="middle"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Evaluations.G5" style:family="table-cell">
      <style:table-cell-properties style:vertical-align="middle"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Evaluations.A6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2" fo:font-size="8pt" style:font-size-asian="8pt" style:font-size-complex="8pt"/>
    </style:style>
    <style:style style:name="P4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10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 table:number-columns-repeated="2"/>
        <table:table-column table:style-name="Evaluations.G"/>
        <table:table-header-rows>
          <table:table-row>
            <table:table-cell table:style-name="Evaluations.A1" office:value-type="string">
              <text:p text:style-name="P8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7">Name</text:p>
            </table:table-cell>
            <table:table-cell table:style-name="Evaluations.A1" office:value-type="string">
              <text:p text:style-name="P7">Age</text:p>
              <text:p text:style-name="P5">Sex</text:p>
            </table:table-cell>
            <table:table-cell table:style-name="Evaluations.A1" office:value-type="string">
              <text:p text:style-name="P5">Service</text:p>
            </table:table-cell>
            <table:table-cell table:style-name="Evaluations.A1" office:value-type="string">
              <text:p text:style-name="P5">Signs and Symptoms</text:p>
            </table:table-cell>
            <table:table-cell table:style-name="Evaluations.A1" office:value-type="string">
              <text:p text:style-name="P5">Procedure</text:p>
            </table:table-cell>
            <table:table-cell table:style-name="Evaluations.G1" office:value-type="string">
              <text:p text:style-name="P5">Diagnosis/<text:line-break/>Hypothesis</text:p>
            </table:table-cell>
          </table:table-row>
        </table:table-header-rows>
        <table:table-row>
          <table:table-cell table:style-name="Evaluations.A4" table:number-columns-spanned="7" office:value-type="string">
            <text:p text:style-name="Standard"><text:placeholder text:placeholder-type="text">&lt;for each="evaluation_date, patient_evaluations in evaluation_group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table:number-columns-spanned="7" office:value-type="string">
            <text:p text:style-name="P9"><text:placeholder text:placeholder-type="text">&lt;evaluation_date&gt;</text:placeholder> <text:s text:c="2"/><text:span text:style-name="T2">Evaluations:</text:span> <text:placeholder text:placeholder-type="text">&lt;len(patient_evaluation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4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5" office:value-type="string">
            <text:p text:style-name="P6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5" office:value-type="string">
            <text:p text:style-name="P4"><text:placeholder text:placeholder-type="text">&lt;e.patient.name.name&gt;</text:placeholder><text:line-break/><text:placeholder text:placeholder-type="text">&lt;if test="e.first_visit_this_year"&gt;</text:placeholder><text:span text:style-name="T2">1st-Visit</text:span><text:placeholder text:placeholder-type="text">&lt;/if&gt;</text:placeholder></text:p>
          </table:table-cell>
          <table:table-cell table:style-name="Evaluations.A5" office:value-type="string">
            <text:p text:style-name="P3"><text:placeholder text:placeholder-type="text">&lt;e.patient.age&gt;</text:placeholder></text:p>
            <text:p text:style-name="P3"><text:placeholder text:placeholder-type="text">&lt;e.patient.sex_display&gt;</text:placeholder></text:p>
          </table:table-cell>
          <table:table-cell table:style-name="Evaluations.A5" office:value-type="string">
            <text:p text:style-name="P2"><text:placeholder text:placeholder-type="text">&lt;if test="e.specialty"&gt;</text:placeholder><text:placeholder text:placeholder-type="text">&lt;e.specialty.name&gt;</text:placeholder><text:placeholder text:placeholder-type="text">&lt;/if&gt;</text:placeholder></text:p>
          </table:table-cell>
          <table:table-cell table:style-name="Evaluations.A5" office:value-type="string">
            <text:p text:style-name="P2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; <text:placeholder text:placeholder-type="text">&lt;/for&gt;</text:placeholder><text:placeholder text:placeholder-type="text">&lt;/if&gt;</text:placeholder></text:p>
          </table:table-cell>
          <table:table-cell table:style-name="Evaluations.A5" office:value-type="string">
            <text:p text:style-name="P2"><text:placeholder text:placeholder-type="text">&lt;if test="e.actions"&gt;</text:placeholder><text:placeholder text:placeholder-type="text">&lt;for each="di in e.actions"&gt;</text:placeholder><text:placeholder text:placeholder-type="text">&lt;di.procedure.description&gt;</text:placeholder>; <text:placeholder text:placeholder-type="text">&lt;/for&gt;</text:placeholder><text:placeholder text:placeholder-type="text">&lt;/if&gt;</text:placeholder><text:line-break/></text:p>
          </table:table-cell>
          <table:table-cell table:style-name="Evaluations.G5" office:value-type="string">
            <text:p text:style-name="P2"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<text:placeholder text:placeholder-type="text">&lt;if test="dhy.first_diagnosis"&gt;</text:placeholder><text:span text:style-name="T1"> 1st</text:span><text:placeholder text:placeholder-type="text">&lt;/if&gt;</text:placeholder>;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Evaluations.A6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7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3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/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5:14:32.40</meta:creation-date>
    <meta:editing-duration>P0D</meta:editing-duration>
    <meta:editing-cycles>1</meta:editing-cycles>
    <meta:generator>LibreOffice/3.5$Linux_X86_64 LibreOffice_project/350m1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6" meta:word-count="95" meta:character-count="1353" meta:non-whitespace-character-count="1279"/>
  </office:meta>
</office:document-meta>
</file>